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AttributeSelector.select( String expression , Map objectModel , Parameters parame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ssionAttributeSelector.configur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